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7.761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dcterms:title</text:p>
          </table:table-cell>
          <table:table-cell table:style-name="ce1" office:value-type="string" calcext:value-type="string">
            <text:p>dcterms:identifier ^^uri</text:p>
          </table:table-cell>
          <table:table-cell table:style-name="ce1" office:value-type="string" calcext:value-type="string">
            <text:p>dcterms:identifier</text:p>
          </table:table-cell>
          <table:table-cell table:style-name="ce1" office:value-type="string" calcext:value-type="string">
            <text:p>dcterms:relation ^^resource:item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https://localhost/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https://localhost/beta uri-label-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/>
          <table:table-cell office:value-type="string" calcext:value-type="string">
            <text:p>gamma</text:p>
          </table:table-cell>
          <table:table-cell office:value-type="string" calcext:value-type="string">
            <text:p>https://localhost/alpha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https://localhost/delta</text:p>
          </table:table-cell>
          <table:table-cell/>
          <table:table-cell office:value-type="string" calcext:value-type="string">
            <text:p>https://localhost/alpha | gamma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https://localhost/epsilon</text:p>
          </table:table-cell>
          <table:table-cell/>
          <table:table-cell office:value-type="string" calcext:value-type="string">
            <text:p>uri-label-beta | gam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1:31:53.194630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6-14T11:32:02.677388309</dc:date>
    <dc:creator>Daniel Berthereau</dc:creator>
    <meta:editing-duration>PT18M8S</meta:editing-duration>
    <meta:editing-cycles>5</meta:editing-cycles>
    <meta:document-statistic meta:table-count="1" meta:cell-count="17" meta:object-count="0"/>
  </office:meta>
</office:document-meta>
</file>